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66018" officeooo:paragraph-rsid="0006601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66018" officeooo:paragraph-rsid="0006601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6018" officeooo:paragraph-rsid="0006f5f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06f5f5" officeooo:paragraph-rsid="0006f5f5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06f5f5" officeooo:paragraph-rsid="0009a0a0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9a0a0" officeooo:paragraph-rsid="0009a0a0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06f5f5" officeooo:paragraph-rsid="0006f5f5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6f5f5" officeooo:paragraph-rsid="0006f5f5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italic" style:text-underline-style="none" fo:font-weight="bold" officeooo:rsid="0006f5f5" officeooo:paragraph-rsid="0006f5f5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006f5f5" officeooo:paragraph-rsid="0006f5f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9a0a0" officeooo:paragraph-rsid="0009a0a0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normal" style:text-underline-style="none" fo:font-weight="normal" officeooo:rsid="0006f5f5" officeooo:paragraph-rsid="0006f5f5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italic" style:text-underline-style="none" fo:font-weight="bold" officeooo:rsid="0006f5f5" officeooo:paragraph-rsid="0006f5f5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italic" style:text-underline-style="none" fo:font-weight="bold" officeooo:rsid="0006f5f5" officeooo:paragraph-rsid="00101543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2a6099" fo:font-size="12pt" fo:font-style="normal" style:text-underline-style="solid" style:text-underline-width="auto" style:text-underline-color="font-color" fo:font-weight="bold" officeooo:rsid="0006f5f5" officeooo:paragraph-rsid="0006f5f5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2a6099" style:text-line-through-style="none" style:text-line-through-type="none" fo:font-size="12pt" fo:font-style="normal" style:text-underline-style="solid" style:text-underline-width="auto" style:text-underline-color="font-color" fo:font-weight="bold" officeooo:rsid="0006f5f5" officeooo:paragraph-rsid="0006f5f5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2a6099" style:text-line-through-style="none" style:text-line-through-type="none" fo:font-size="12pt" fo:font-style="normal" style:text-underline-style="solid" style:text-underline-width="auto" style:text-underline-color="font-color" fo:font-weight="normal" officeooo:rsid="0006f5f5" officeooo:paragraph-rsid="0006f5f5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a933" fo:font-size="12pt" fo:font-style="normal" style:text-underline-style="solid" style:text-underline-width="auto" style:text-underline-color="font-color" fo:font-weight="normal" officeooo:rsid="0006f5f5" officeooo:paragraph-rsid="0006f5f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a933" fo:font-size="12pt" style:text-underline-style="solid" style:text-underline-width="auto" style:text-underline-color="font-color" fo:font-weight="normal" officeooo:rsid="00066018" officeooo:paragraph-rsid="0006601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a933" style:text-line-through-style="none" style:text-line-through-type="none" fo:font-size="12pt" fo:font-style="normal" style:text-underline-style="solid" style:text-underline-width="auto" style:text-underline-color="font-color" fo:font-weight="normal" officeooo:rsid="0006f5f5" officeooo:paragraph-rsid="0006f5f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paragraph-rsid="00121d9f"/>
    </style:style>
    <style:style style:name="P22" style:family="paragraph" style:parent-style-name="Standard">
      <style:paragraph-properties fo:text-align="start" style:justify-single-word="false"/>
      <style:text-properties fo:color="#ff8000" style:text-line-through-style="none" style:text-line-through-type="none" fo:font-size="12pt" fo:font-style="normal" style:text-underline-style="none" fo:font-weight="normal" officeooo:rsid="0006f5f5" officeooo:paragraph-rsid="0006f5f5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b8d44"/>
    </style:style>
    <style:style style:name="T2" style:family="text">
      <style:text-properties fo:color="#ff972f"/>
    </style:style>
    <style:style style:name="T3" style:family="text">
      <style:text-properties officeooo:rsid="00101543"/>
    </style:style>
    <style:style style:name="T4" style:family="text">
      <style:text-properties fo:color="#ff0000"/>
    </style:style>
    <style:style style:name="T5" style:family="text">
      <style:text-properties fo:color="#ff0000" officeooo:rsid="00101543"/>
    </style:style>
    <style:style style:name="T6" style:family="text">
      <style:text-properties fo:color="#ff0000" officeooo:rsid="00121d9f"/>
    </style:style>
    <style:style style:name="T7" style:family="text">
      <style:text-properties fo:color="#ff8000"/>
    </style:style>
    <style:style style:name="T8" style:family="text">
      <style:text-properties fo:color="#ff8000" style:text-line-through-style="none" style:text-line-through-type="none" fo:font-size="12pt" fo:font-style="normal" style:text-underline-style="none" fo:font-weight="normal" officeooo:rsid="0006f5f5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10b259"/>
    </style:style>
    <style:style style:name="T10" style:family="text">
      <style:text-properties style:text-line-through-style="none" style:text-line-through-type="none" fo:font-size="12pt" fo:font-style="normal" style:text-underline-style="none" fo:font-weight="normal" officeooo:rsid="0006f5f5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text-line-through-style="none" style:text-line-through-type="none" fo:font-size="12pt" fo:font-style="normal" style:text-underline-style="none" fo:font-weight="normal" officeooo:rsid="0010b259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line-through-style="none" style:text-line-through-type="none" fo:font-size="12pt" fo:font-style="normal" style:text-underline-style="none" fo:font-weight="normal" officeooo:rsid="00121d9f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officeooo:rsid="00121d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cture et écriture </text:p>
      <text:p text:style-name="P1"/>
      <text:p text:style-name="P19">Exercice 2.1</text:p>
      <text:p text:style-name="P2"/>
      <text:p text:style-name="P3">Début </text:p>
      <text:p text:style-name="P3">Val ← 231 </text:p>
      <text:p text:style-name="P3">Double ← Val * 2 </text:p>
      <text:p text:style-name="P3">Ecrire Val </text:p>
      <text:p text:style-name="P3">Ecrire Double </text:p>
      <text:p text:style-name="P3">Fin</text:p>
      <text:p text:style-name="P3"/>
      <text:p text:style-name="P5">réponse :</text:p>
      <text:p text:style-name="P6">Val=231</text:p>
      <text:p text:style-name="P6">Double=462</text:p>
      <text:p text:style-name="P4"/>
      <text:p text:style-name="P18">Exercice 2.2</text:p>
      <text:p text:style-name="P7"/>
      <text:p text:style-name="P15">VARIABLES</text:p>
      <text:p text:style-name="P8"><text:tab/>tutu <text:span text:style-name="T2">EST_DU_TYPE NOMBRE</text:span></text:p>
      <text:p text:style-name="P8"><text:tab/>toto <text:span text:style-name="T2">EST_DU_TYPE NOMBRE</text:span></text:p>
      <text:p text:style-name="P15">DEBUT_ALGORITHME</text:p>
      <text:p text:style-name="P8"><text:tab/><text:span text:style-name="T2">AFFICHER </text:span>"entrez un nombre :"</text:p>
      <text:p text:style-name="P8"><text:tab/><text:span text:style-name="T2">LIRE</text:span> tutu</text:p>
      <text:p text:style-name="P8"><text:tab/>toto <text:span text:style-name="T2">PREND_LA_VALEUR </text:span>tutu*tutu</text:p>
      <text:p text:style-name="P8"><text:tab/><text:span text:style-name="T2">AFFICHER</text:span> toto</text:p>
      <text:p text:style-name="P15">FIN_ALGORITHME</text:p>
      <text:p text:style-name="P15"/>
      <text:p text:style-name="P9">réponse : <text:span text:style-name="T1">toto=36</text:span></text:p>
      <text:p text:style-name="P9"/>
      <text:p text:style-name="P20">Exercice 2.3</text:p>
      <text:p text:style-name="P10"/>
      <text:p text:style-name="P16">VARIABLES</text:p>
      <text:p text:style-name="P12"><text:tab/>ht <text:span text:style-name="T2">EST_DU_TYPE NOMBRE</text:span></text:p>
      <text:p text:style-name="P12"><text:tab/>nmb <text:span text:style-name="T2">EST_DU_TYPE NOMBRE</text:span></text:p>
      <text:p text:style-name="P12"><text:tab/>tva <text:span text:style-name="T2">EST_DU_TYPE NOMBRE</text:span></text:p>
      <text:p text:style-name="P12"><text:tab/>ttc <text:span text:style-name="T2">EST_DU_TYPE NOMBRE</text:span></text:p>
      <text:p text:style-name="P16">DEBUT_ALGORITHME</text:p>
      <text:p text:style-name="P12"><text:tab/><text:span text:style-name="T2">LIRE</text:span> ht</text:p>
      <text:p text:style-name="P12"><text:tab/><text:span text:style-name="T2">LIRE</text:span> nmb</text:p>
      <text:p text:style-name="P12"><text:tab/><text:span text:style-name="T2">LIRE</text:span> tva</text:p>
      <text:p text:style-name="P12"><text:tab/>ttc <text:span text:style-name="T2">PREND_LA_VALEUR</text:span> ht+tva</text:p>
      <text:p text:style-name="P12"><text:tab/>ttc <text:span text:style-name="T2">PREND_LA_VALEUR</text:span> ttc*nmb</text:p>
      <text:p text:style-name="P12"><text:tab/><text:span text:style-name="T2">AFFICHER</text:span> ttc</text:p>
      <text:p text:style-name="P16">FIN_ALGORITHME</text:p>
      <text:p text:style-name="P12"/>
      <text:p text:style-name="P10"/>
      <text:p text:style-name="P9">réponse : <text:span text:style-name="T5">HT=</text:span><text:span text:style-name="T3">15</text:span></text:p>
      <text:p text:style-name="P14"><text:tab/> <text:s text:c="3"/><text:span text:style-name="T5">NMB=</text:span><text:span text:style-name="T3">3</text:span></text:p>
      <text:p text:style-name="P14"><text:tab/> <text:s text:c="2"/><text:span text:style-name="T4"><text:s/></text:span><text:span text:style-name="T5">TVA=</text:span><text:span text:style-name="T3">2</text:span></text:p>
      <text:p text:style-name="P14"><text:tab/> <text:s text:c="3"/><text:span text:style-name="T5">TTC=</text:span><text:span text:style-name="T3">51</text:span><text:tab/></text:p>
      <text:p text:style-name="P9"/>
      <text:p text:style-name="P9"><text:soft-page-break/></text:p>
      <text:p text:style-name="P20">Exercice 2.4</text:p>
      <text:p text:style-name="P20"/>
      <text:p text:style-name="P17">VARIABLES</text:p>
      <text:p text:style-name="P12"><text:tab/></text:p>
      <text:p text:style-name="P12"><text:tab/>a <text:span text:style-name="T7">EST_DU_TYPE CHAINE</text:span></text:p>
      <text:p text:style-name="P12"><text:tab/></text:p>
      <text:p text:style-name="P12"><text:tab/>b <text:span text:style-name="T7">EST_DU_TYPE CHAINE</text:span></text:p>
      <text:p text:style-name="P22"><text:tab/></text:p>
      <text:p text:style-name="P12"><text:tab/>c <text:span text:style-name="T7">EST_DU_TYPE CHAINE</text:span></text:p>
      <text:p text:style-name="P22"><text:tab/></text:p>
      <text:p text:style-name="P12"><text:tab/>d <text:span text:style-name="T7">EST_DU_TYPE CHAINE</text:span></text:p>
      <text:p text:style-name="P12"><text:tab/></text:p>
      <text:p text:style-name="P12"><text:tab/>e <text:span text:style-name="T7">EST_DU_TYPE CHAINE</text:span></text:p>
      <text:p text:style-name="P17">DEBUT_ALGORITHME</text:p>
      <text:p text:style-name="P12"><text:tab/><text:span text:style-name="T7">LIRE</text:span> a <text:s text:c="2"/><text:span text:style-name="T9">Entr</text:span><text:span text:style-name="T13">er</text:span> « <text:span text:style-name="T9">Belle marquise, »</text:span></text:p>
      <text:p text:style-name="P21"><text:span text:style-name="T10"><text:tab/></text:span><text:span text:style-name="T8">LIRE</text:span><text:span text:style-name="T10"> b <text:s text:c="2"/></text:span><text:span text:style-name="T11">Entr</text:span><text:span text:style-name="T12">er</text:span><text:span text:style-name="T10"> « </text:span>vos beaux yeux »</text:p>
      <text:p text:style-name="P21"><text:span text:style-name="T10"><text:tab/></text:span><text:span text:style-name="T8">LIRE</text:span><text:span text:style-name="T10"> c <text:s text:c="2"/></text:span><text:span text:style-name="T11">Entr</text:span><text:span text:style-name="T12">er</text:span><text:span text:style-name="T10"> « </text:span>me font mourir »</text:p>
      <text:p text:style-name="P21"><text:span text:style-name="T10"><text:tab/></text:span><text:span text:style-name="T8">LIRE</text:span><text:span text:style-name="T10"> d <text:s text:c="2"/></text:span><text:span text:style-name="T11">Entr</text:span><text:span text:style-name="T12">er</text:span><text:span text:style-name="T10"> « </text:span>d’amour »</text:p>
      <text:p text:style-name="P12"><text:tab/><text:span text:style-name="T7">AFFICHER</text:span> a</text:p>
      <text:p text:style-name="P12"><text:tab/><text:span text:style-name="T7">AFFICHER</text:span> b</text:p>
      <text:p text:style-name="P12"><text:tab/><text:span text:style-name="T7">AFFICHER</text:span> c</text:p>
      <text:p text:style-name="P12"><text:tab/><text:span text:style-name="T7">AFFICHER</text:span> d</text:p>
      <text:p text:style-name="P12"><text:tab/></text:p>
      <text:p text:style-name="P17">FIN_ALGORITHME</text:p>
      <text:p text:style-name="P10"/>
      <text:p text:style-name="P10"/>
      <text:p text:style-name="P9">réponse : <text:span text:style-name="T6">Belle marquise, vos beaux yeux me font mourir d’amou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08:48:16.709619401</meta:creation-date>
    <dc:date>2022-01-26T14:46:39.339809609</dc:date>
    <meta:editing-duration>PT29M1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64" meta:word-count="154" meta:character-count="1006" meta:non-whitespace-character-count="845"/>
  </office:meta>
</office:document-meta>
</file>